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d4e" officeooo:paragraph-rsid="0002ed4e"/>
    </style:style>
    <style:style style:name="P2" style:family="paragraph" style:parent-style-name="Standard" style:list-style-name="L1">
      <style:text-properties officeooo:rsid="0002ed4e" officeooo:paragraph-rsid="0002ed4e"/>
    </style:style>
    <style:style style:name="P3" style:family="paragraph" style:parent-style-name="Standard">
      <style:text-properties fo:font-size="18pt" fo:font-weight="bold" officeooo:rsid="0002ed4e" officeooo:paragraph-rsid="0002ed4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2ed4e" officeooo:paragraph-rsid="0002ed4e" style:font-weight-asian="bold" style:font-weight-complex="bold"/>
    </style:style>
    <style:style style:name="P5" style:family="paragraph" style:parent-style-name="Standard">
      <style:text-properties style:font-name="Liberation Sans" fo:font-size="18.2000007629395pt" fo:font-weight="bold" officeooo:rsid="0002ed4e" officeooo:paragraph-rsid="0002ed4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" style:family="paragraph" style:parent-style-name="Standard">
      <style:text-properties style:font-name="Liberation Sans" fo:font-size="18.2000007629395pt" fo:font-weight="bold" officeooo:rsid="0007d8ff" officeooo:paragraph-rsid="0007d8ff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7" style:family="paragraph" style:parent-style-name="Standard" style:list-style-name="L2">
      <style:text-properties officeooo:rsid="0004bbcf" officeooo:paragraph-rsid="0004bbcf"/>
    </style:style>
    <style:style style:name="P8" style:family="paragraph" style:parent-style-name="Standard" style:list-style-name="L3">
      <style:text-properties officeooo:paragraph-rsid="0004bbcf"/>
    </style:style>
    <style:style style:name="P9" style:family="paragraph" style:parent-style-name="Standard">
      <style:text-properties officeooo:paragraph-rsid="00062f6f"/>
    </style:style>
    <style:style style:name="P10" style:family="paragraph" style:parent-style-name="Standard">
      <style:text-properties officeooo:paragraph-rsid="0004bbcf"/>
    </style:style>
    <style:style style:name="P11" style:family="paragraph" style:parent-style-name="Standard" style:list-style-name="L6">
      <style:text-properties officeooo:paragraph-rsid="00062f6f"/>
    </style:style>
    <style:style style:name="P12" style:family="paragraph" style:parent-style-name="Text_20_body">
      <style:paragraph-properties fo:margin-left="0.4925in" fo:margin-right="0in" fo:text-indent="0in" style:auto-text-indent="false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0062f6f" officeooo:paragraph-rsid="00062f6f"/>
    </style:style>
    <style:style style:name="T1" style:family="text">
      <style:text-properties style:font-name="Liberation Sans" fo:font-size="18.2000007629395pt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02ed4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officeooo:rsid="0004bbcf"/>
    </style:style>
    <style:style style:name="T4" style:family="text">
      <style:text-properties officeooo:rsid="00062f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dress Book User Stories</text:p>
      <text:p text:style-name="P3"/>
      <text:h text:style-name="Heading_20_1" text:outline-level="1">Add Address</text:h>
      <text:list xml:id="list615107023482487115" text:style-name="L2">
        <text:list-item>
          <text:p text:style-name="P7">First name</text:p>
        </text:list-item>
        <text:list-item>
          <text:p text:style-name="P7">last name</text:p>
        </text:list-item>
        <text:list-item>
          <text:p text:style-name="P7">street address, city, state zip</text:p>
        </text:list-item>
      </text:list>
      <text:p text:style-name="P1"/>
      <text:p text:style-name="P1"><text:span text:style-name="T1">Delete Address</text:span></text:p>
      <text:p text:style-name="P1"/>
      <text:p text:style-name="P1"/>
      <text:p text:style-name="P5">Find Address</text:p>
      <text:list xml:id="list4794968668012407704" text:style-name="L1">
        <text:list-item>
          <text:p text:style-name="P2">find address by last name</text:p>
        </text:list-item>
      </text:list>
      <text:p text:style-name="P1"/>
      <text:p text:style-name="P5">List Address Count</text:p>
      <text:p text:style-name="P1"/>
      <text:p text:style-name="P1"/>
      <text:p text:style-name="P5">List All Addresses</text:p>
      <text:p text:style-name="P1"/>
      <text:p text:style-name="P5">Show Menu</text:p>
      <text:p text:style-name="P12">1. Add Address</text:p>
      <text:p text:style-name="P12">2. Delete Address</text:p>
      <text:p text:style-name="P12">3. Find Address</text:p>
      <text:p text:style-name="P12">4. List Address Count</text:p>
      <text:p text:style-name="P12">5. List All Addresses</text:p>
      <text:p text:style-name="P13">6. Exit</text:p>
      <text:p text:style-name="P5">Quit program</text:p>
      <text:p text:style-name="P5"/>
      <text:p text:style-name="P6">Edit</text:p>
      <text:p text:style-name="P1"/>
      <text:p text:style-name="P5">Save Address to File</text:p>
      <text:list xml:id="list5025825011211959146" text:style-name="L3">
        <text:list-item>
          <text:p text:style-name="P8"><text:span text:style-name="T3">ADDRESSBOOK_File.txt</text:span></text:p>
        </text:list-item>
      </text:list>
      <text:p text:style-name="P5"/>
      <text:p text:style-name="P9"><text:span text:style-name="T2">Read Address from File</text:span></text:p>
      <text:list xml:id="list2248943620763973088" text:style-name="L6">
        <text:list-item>
          <text:p text:style-name="P11"><text:span text:style-name="T4">ADDRESSBOOK_File.txt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3:05:07.267181102</meta:creation-date>
    <dc:date>2015-04-28T15:43:48.328038413</dc:date>
    <meta:editing-duration>PT2H25M4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70" meta:character-count="385" meta:non-whitespace-character-count="340"/>
  </office:meta>
</office:document-meta>
</file>